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103.6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1.3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table:style-name="Default" office:value-type="string" calcext:value-type="string">
            <text:p>ranged</text:p>
          </table:table-cell>
          <table:table-cell table:style-name="Default" office:value-type="string" calcext:value-type="string">
            <text:p>melee</text:p>
          </table:table-cell>
          <table:table-cell office:value-type="string" calcext:value-type="string">
            <text:p>weapon_type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abilities_second</text:p>
          </table:table-cell>
          <table:table-cell/>
          <table:table-cell table:style-name="Default" office:value-type="string" calcext:value-type="string">
            <text:p>allequipped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/>
          <table:table-cell office:value-type="string" calcext:value-type="string">
            <text:p>thirdRange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thirdShootDamage</text:p>
          </table:table-cell>
          <table:table-cell/>
          <table:table-cell office:value-type="string" calcext:value-type="string">
            <text:p>fourthRange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ourthShootDamage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fRang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Arc scou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wieldy/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Mechadendrite h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 short 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Volki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Macro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Omnissian a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orsion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shoot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 cara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Gamma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rollVehicl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wieldy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nip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rtalOn6+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 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Icarus a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4"/>
          <table:table-cell office:value-type="string" calcext:value-type="string">
            <text:p>TRUE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4:49:18.872087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27T14:49:24.091277535</dc:date>
    <meta:editing-duration>P1DT2H34M4S</meta:editing-duration>
    <meta:editing-cycles>31</meta:editing-cycles>
    <meta:generator>LibreOffice/5.1.6.2$Linux_X86_64 LibreOffice_project/10m0$Build-2</meta:generator>
    <meta:document-statistic meta:table-count="1" meta:cell-count="5916" meta:object-count="0"/>
  </office:meta>
</office:document-meta>
</file>